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Portfolio-title">
      <style:graphic-properties draw:auto-grow-height="true" fo:min-height="3.473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loext:graphic-properties draw:fill-color="#ffffff"/>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text-style-name="P1" draw:layer="layout" svg:width="25cm" svg:height="3.473cm" svg:x="0.4cm" svg:y="9.553cm" presentation:class="title" presentation:user-transformed="true">
          <draw:text-box>
            <text:p text:style-name="P1">Chapter 3 – Business Continuity Planning</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lanning for Business Continuity</text:p>
          </draw:text-box>
        </draw:frame>
        <draw:frame presentation:style-name="pr4" draw:layer="layout" svg:width="25.199cm" svg:height="10.717cm" svg:x="1.4cm" svg:y="3.685cm" presentation:class="outline" presentation:user-transformed="true">
          <draw:text-box>
            <text:list text:style-name="L3">
              <text:list-item>
                <text:p>Business Continuity Planning (BCP) invovles assessing the risks to organizational processes and creating policies, plans, and procedures to minimize the impact those risks might have on the organization if they were to occur.</text:p>
              </text:list-item>
              <text:list-item>
                <text:p>Let’s think of scenarios. </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es</text:p>
          </draw:text-box>
        </draw:frame>
        <draw:frame presentation:style-name="pr7" draw:layer="layout" svg:width="25.199cm" svg:height="10.717cm" svg:x="1.4cm" svg:y="3.685cm" presentation:class="outline" presentation:user-transformed="true">
          <draw:text-box>
            <text:list text:style-name="L3">
              <text:list-item>
                <text:p>Business Continuity Planning (BCP)</text:p>
                <text:list>
                  <text:list-item>
                    <text:p>Now</text:p>
                  </text:list-item>
                </text:list>
              </text:list-item>
              <text:list-item>
                <text:p>Disaster Recovery Planning (DRP) </text:p>
                <text:list>
                  <text:list-item>
                    <text:p>Chapter 18</text:p>
                  </text:list-item>
                </text:list>
              </text:list-item>
            </text:list>
          </draw:text-box>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lanning for Business Continuity</text:p>
          </draw:text-box>
        </draw:frame>
        <draw:frame presentation:style-name="pr7" draw:layer="layout" svg:width="25.199cm" svg:height="10.717cm" svg:x="1.4cm" svg:y="3.685cm" presentation:class="outline" presentation:user-transformed="true">
          <draw:text-box>
            <text:list text:style-name="L3">
              <text:list-item>
                <text:p>Goal is to be quick, calm, and efficient in any emergency</text:p>
              </text:list-item>
              <text:list-item>
                <text:p>Four main elements</text:p>
                <text:list>
                  <text:list-item>
                    <text:p>Project scope and planning </text:p>
                  </text:list-item>
                  <text:list-item>
                    <text:p>Business impact analysis</text:p>
                  </text:list-item>
                  <text:list-item>
                    <text:p>Continuity planning</text:p>
                  </text:list-item>
                  <text:list-item>
                    <text:p>Plan approval and implementation</text:p>
                  </text:list-item>
                </text:list>
              </text:list-item>
            </text:list>
          </draw:text-box>
        </draw:frame>
        <presentation:notes draw:style-name="dp2">
          <draw:page-thumbnail draw:style-name="gr1"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text:p>
          </draw:text-box>
        </draw:frame>
        <draw:frame presentation:style-name="pr7" draw:layer="layout" svg:width="25.199cm" svg:height="10.717cm" svg:x="1.4cm" svg:y="3.685cm" presentation:class="outline" presentation:user-transformed="true">
          <draw:text-box>
            <text:list text:style-name="L3">
              <text:list-item>
                <text:p>Top priority in both BCP and DRP is always <text:span text:style-name="T1">PEOPLE</text:span></text:p>
              </text:list-item>
              <text:list-item>
                <text:p><text:span text:style-name="T2">The primary concern is to get people out of harm’s way, then address IT recovery and restoration issues</text:span></text:p>
              </text:list-item>
            </text:list>
          </draw:text-box>
        </draw:frame>
        <presentation:notes draw:style-name="dp2">
          <draw:page-thumbnail draw:style-name="gr1"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roject Scope and Planning</text:p>
          </draw:text-box>
        </draw:frame>
        <draw:frame presentation:style-name="pr7" draw:layer="layout" svg:width="25.199cm" svg:height="10.717cm" svg:x="1.4cm" svg:y="3.685cm" presentation:class="outline" presentation:user-transformed="true">
          <draw:text-box>
            <text:list text:style-name="L3">
              <text:list-item>
                <text:p>Goals</text:p>
                <text:list>
                  <text:list-item>
                    <text:p>Organizational Review</text:p>
                  </text:list-item>
                  <text:list-item>
                    <text:p>BCP Team Selection</text:p>
                  </text:list-item>
                  <text:list-item>
                    <text:p>Resource Requirements</text:p>
                  </text:list-item>
                  <text:list-item>
                    <text:p>External Dependencies</text:p>
                  </text:list-item>
                </text:list>
              </text:list-item>
              <text:list-item>
                <text:p>Exact process depends on the size and nature of an organization</text:p>
              </text:list-item>
            </text:list>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First responsibility</text:p>
                <text:list>
                  <text:list-item>
                    <text:p>Individuals responsible for BCP</text:p>
                  </text:list-item>
                  <text:list-item>
                    <text:p>Identifying all departments and individuals who have a stake in the BCP process</text:p>
                  </text:list-item>
                </text:list>
              </text:list-item>
              <text:list-item>
                <text:p>Two Reasons</text:p>
                <text:list>
                  <text:list-item>
                    <text:p>Help identify potential BCP members</text:p>
                  </text:list-item>
                  <text:list-item>
                    <text:p>Sets reminder of BCP process</text:p>
                  </text:list-item>
                </text:list>
              </text:list-item>
            </text:list>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Be sure to account for your HQ and all other locations (physical and cloud)</text:p>
              </text:list-item>
              <text:list-item>
                <text:p>BCP team selection</text:p>
                <text:list>
                  <text:list-item>
                    <text:p>What can go wrong? </text:p>
                  </text:list-item>
                  <text:list-item>
                    <text:p>IT = Security Department</text:p>
                  </text:list-item>
                  <text:list-item>
                    <text:p>Let’s mitigate some of the issues</text:p>
                  </text:list-item>
                </text:list>
              </text:list-item>
            </text:list>
          </draw:text-box>
        </draw:frame>
        <presentation:notes draw:style-name="dp2">
          <draw:page-thumbnail draw:style-name="gr1" draw:layer="layout" svg:width="17cm" svg:height="9.56cm" svg:x="2cm" svg:y="2.5cm" draw:page-number="8" presentation:class="page"/>
          <draw:frame presentation:style-name="pr8" draw:text-style-name="P2"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Team Selection</text:p>
          </draw:text-box>
        </draw:frame>
        <draw:frame presentation:style-name="pr7" draw:layer="layout" svg:width="25.199cm" svg:height="10.717cm" svg:x="1.4cm" svg:y="3.685cm" presentation:class="outline" presentation:user-transformed="true">
          <draw:text-box>
            <text:list text:style-name="L3">
              <text:list-item>
                <text:p>A balance is required</text:p>
              </text:list-item>
              <text:list-item>
                <text:p>Different view points and creating a team</text:p>
              </text:list-item>
              <text:list-item>
                <text:p>Three areas for each organization</text:p>
                <text:list>
                  <text:list-item>
                    <text:p>Technical</text:p>
                  </text:list-item>
                  <text:list-item>
                    <text:p>Financial</text:p>
                  </text:list-item>
                  <text:list-item>
                    <text:p>Political Environment</text:p>
                  </text:list-item>
                </text:list>
              </text:list-item>
            </text:list>
          </draw:text-box>
        </draw:frame>
        <presentation:notes draw:style-name="dp2">
          <draw:page-thumbnail draw:style-name="gr1"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Resource Requirements</text:p>
          </draw:text-box>
        </draw:frame>
        <draw:frame presentation:style-name="pr7" draw:layer="layout" svg:width="25.199cm" svg:height="10.717cm" svg:x="1.4cm" svg:y="3.685cm" presentation:class="outline" presentation:user-transformed="true">
          <draw:text-box>
            <text:list text:style-name="L3">
              <text:list-item>
                <text:p>BCP Development</text:p>
              </text:list-item>
              <text:list-item>
                <text:p>BCP Testing, Training, and Maintenance</text:p>
              </text:list-item>
              <text:list-item>
                <text:p>BCP Implementation</text:p>
              </text:list-item>
            </text:list>
          </draw:text-box>
        </draw:frame>
        <presentation:notes draw:style-name="dp2">
          <draw:page-thumbnail draw:style-name="gr1" draw:layer="layout" svg:width="17cm" svg:height="9.56cm" svg:x="2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eal World Scenario</text:p>
          </draw:text-box>
        </draw:frame>
        <draw:frame presentation:style-name="pr7" draw:layer="layout" svg:width="25.199cm" svg:height="10.717cm" svg:x="1.4cm" svg:y="3.685cm" presentation:class="outline" presentation:user-transformed="true">
          <draw:text-box>
            <text:list text:style-name="L3">
              <text:list-item>
                <text:p>Explaining the Benefits of BCP</text:p>
              </text:list-item>
              <text:list-item>
                <text:p>Let’s discuss</text:p>
              </text:list-item>
            </text:list>
          </draw:text-box>
        </draw:frame>
        <presentation:notes draw:style-name="dp2">
          <draw:page-thumbnail draw:style-name="gr1"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External Dependencies</text:p>
          </draw:text-box>
        </draw:frame>
        <draw:frame presentation:style-name="pr7" draw:layer="layout" svg:width="25.199cm" svg:height="10.717cm" svg:x="1.4cm" svg:y="3.685cm" presentation:class="outline" presentation:user-transformed="true">
          <draw:text-box>
            <text:list text:style-name="L3">
              <text:list-item>
                <text:p>Vendors e.g. SaaS, SLA, etc.</text:p>
                <text:list>
                  <text:list-item>
                    <text:p>SOC 1, 2, and 3</text:p>
                  </text:list-item>
                </text:list>
              </text:list-item>
              <text:list-item>
                <text:p>Legal and Regulatory Requirements</text:p>
                <text:list>
                  <text:list-item>
                    <text:p>Federal, state, and local</text:p>
                  </text:list-item>
                </text:list>
              </text:list-item>
            </text:list>
          </draw:text-box>
        </draw:frame>
        <presentation:notes draw:style-name="dp2">
          <draw:page-thumbnail draw:style-name="gr1"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siness Impact Analysis</text:p>
          </draw:text-box>
        </draw:frame>
        <draw:frame presentation:style-name="pr7" draw:layer="layout" svg:width="25.199cm" svg:height="10.717cm" svg:x="1.4cm" svg:y="3.685cm" presentation:class="outline" presentation:user-transformed="true">
          <draw:text-box>
            <text:list text:style-name="L3">
              <text:list-item>
                <text:p>Identifying priorities</text:p>
              </text:list-item>
              <text:list-item>
                <text:p>Risk identification</text:p>
              </text:list-item>
              <text:list-item>
                <text:p>Likelihood assessment</text:p>
              </text:list-item>
              <text:list-item>
                <text:p>Impact analysis</text:p>
              </text:list-item>
              <text:list-item>
                <text:p>Resource prioritization</text:p>
              </text:list-item>
            </text:list>
          </draw:text-box>
        </draw:frame>
        <presentation:notes draw:style-name="dp2">
          <draw:page-thumbnail draw:style-name="gr1"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siness Impact Analysis</text:p>
          </draw:text-box>
        </draw:frame>
        <draw:frame presentation:style-name="pr7" draw:layer="layout" svg:width="25.199cm" svg:height="10.717cm" svg:x="1.4cm" svg:y="3.685cm" presentation:class="outline" presentation:user-transformed="true">
          <draw:text-box>
            <text:list text:style-name="L3">
              <text:list-item>
                <text:p>Identifying priorities</text:p>
              </text:list-item>
              <text:list-item>
                <text:p>Risk identification</text:p>
              </text:list-item>
              <text:list-item>
                <text:p>Likelihood assessment</text:p>
              </text:list-item>
              <text:list-item>
                <text:p>Impact analysis</text:p>
              </text:list-item>
              <text:list-item>
                <text:p>Resource prioritization</text:p>
              </text:list-item>
            </text:list>
          </draw:text-box>
        </draw:frame>
        <presentation:notes draw:style-name="dp2">
          <draw:page-thumbnail draw:style-name="gr1" draw:layer="layout" svg:width="17cm" svg:height="9.56cm" svg:x="2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ontinuity Planning</text:p>
          </draw:text-box>
        </draw:frame>
        <draw:frame presentation:style-name="pr7" draw:layer="layout" svg:width="25.199cm" svg:height="10.717cm" svg:x="1.4cm" svg:y="3.685cm" presentation:class="outline" presentation:placeholder="true" presentation:user-transformed="true">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7T13:35:58.058779995</meta:creation-date>
    <meta:editing-duration>PT1H1M20S</meta:editing-duration>
    <meta:editing-cycles>14</meta:editing-cycles>
    <meta:generator>LibreOffice/24.2.7.2$Linux_X86_64 LibreOffice_project/420$Build-2</meta:generator>
    <dc:title>Portfolio</dc:title>
    <dc:date>2026-01-26T00:22:03.867135816</dc:date>
    <meta:document-statistic meta:object-count="132"/>
  </office:meta>
</office:document-meta>
</file>